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529cm"/>
    </style:style>
    <style:style style:name="co3" style:family="table-column">
      <style:table-column-properties fo:break-before="auto" style:column-width="0.822cm"/>
    </style:style>
    <style:style style:name="co4" style:family="table-column">
      <style:table-column-properties fo:break-before="auto" style:column-width="1.549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646cm"/>
    </style:style>
    <style:style style:name="co7" style:family="table-column">
      <style:table-column-properties fo:break-before="auto" style:column-width="0.794cm"/>
    </style:style>
    <style:style style:name="co8" style:family="table-column">
      <style:table-column-properties fo:break-before="auto" style:column-width="1.96cm"/>
    </style:style>
    <style:style style:name="co9" style:family="table-column">
      <style:table-column-properties fo:break-before="auto" style:column-width="1.431cm"/>
    </style:style>
    <style:style style:name="co10" style:family="table-column">
      <style:table-column-properties fo:break-before="auto" style:column-width="1.826cm"/>
    </style:style>
    <style:style style:name="ro1" style:family="table-row">
      <style:table-row-properties style:row-height="0.45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hsb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number-columns-repeated="16373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nero</text:p>
          </table:table-cell>
          <table:table-cell office:value-type="string" calcext:value-type="string">
            <text:p>raca</text:p>
          </table:table-cell>
          <table:table-cell office:value-type="string" calcext:value-type="string">
            <text:p>clasocial</text:p>
          </table:table-cell>
          <table:table-cell office:value-type="string" calcext:value-type="string">
            <text:p>tipescola</text:p>
          </table:table-cell>
          <table:table-cell office:value-type="string" calcext:value-type="string">
            <text:p>programa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escrever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ciencias</text:p>
          </table:table-cell>
          <table:table-cell office:value-type="string" calcext:value-type="string">
            <text:p>estsociais</text:p>
          </table:table-cell>
          <table:table-cell table:number-columns-repeated="1637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table:number-columns-repeated="1637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table:number-columns-repeated="1637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number-columns-repeated="1637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table:number-columns-repeated="1637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table:number-columns-repeated="1637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table:number-columns-repeated="1637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table:number-columns-repeated="1637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number-columns-repeated="1637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table:number-columns-repeated="1637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637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1637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number-columns-repeated="1637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table:number-columns-repeated="1637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table:number-columns-repeated="1637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table:number-columns-repeated="1637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1637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table:number-columns-repeated="1637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637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1637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table:number-columns-repeated="1637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table:number-columns-repeated="1637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table:number-columns-repeated="1637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table:number-columns-repeated="1637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table:number-columns-repeated="1637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table:number-columns-repeated="1637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number-columns-repeated="1637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number-columns-repeated="1637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16373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1637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number-columns-repeated="1637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table:number-columns-repeated="1637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1637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1637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1637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1637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1637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number-columns-repeated="1637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table:number-columns-repeated="1637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table:number-columns-repeated="1637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637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table:number-columns-repeated="1637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table:number-columns-repeated="1637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1637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number-columns-repeated="1637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1637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number-columns-repeated="1637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number-columns-repeated="1637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table:number-columns-repeated="1637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table:number-columns-repeated="1637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number-columns-repeated="1637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1637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table:number-columns-repeated="1637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table:number-columns-repeated="1637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table:number-columns-repeated="1637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1637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number-columns-repeated="1637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1637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1637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number-columns-repeated="1637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 table:number-rows-repeated="104837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none" svg:stroke-color="#3465a4" draw:fill-color="#18a303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1" style:scale-to="100%" style:print="charts drawings objects"/>
      <style:header-style>
        <style:header-footer-properties fo:min-height="0.674cm" fo:margin-left="2cm" fo:margin-right="2cm" fo:margin-bottom="0cm"/>
      </style:header-style>
      <style:footer-style>
        <style:header-footer-properties fo:min-height="0.674cm" fo:margin-left="2cm" fo:margin-right="2cm" fo:margin-top="0cm"/>
      </style:footer-style>
    </style:page-layout>
    <style:style style:name="MT1" style:family="text">
      <style:text-properties fo:color="#000000" loext:opacity="100%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header-first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X86_64 LibreOffice_project/0f794b6e29741098670a3b95d60478a65d05ef13</meta:generator>
    <dc:title/>
    <dc:description/>
    <dc:subject/>
    <meta:initial-creator/>
    <meta:creation-date>2024-10-30T20:14:50Z</meta:creation-date>
    <dc:date>2024-10-30T17:16:27.837522946</dc:date>
    <meta:editing-cycles>1</meta:editing-cycles>
    <meta:editing-duration>PT52S</meta:editing-duration>
    <meta:document-statistic meta:table-count="1" meta:cell-count="2211" meta:object-count="0"/>
  </office:meta>
</office:document-meta>
</file>